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2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Standard" style:list-style-name="L1"/>
    <style:style style:name="P15" style:family="paragraph" style:parent-style-name="Standard">
      <style:paragraph-properties fo:margin-left="0.5in" fo:margin-right="0in" fo:text-indent="0in" style:auto-text-indent="false"/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Heading_20_2">
      <style:text-properties style:font-name="Arial1" fo:font-size="14pt" style:font-size-asian="14pt" style:font-size-complex="14pt"/>
    </style:style>
    <style:style style:name="P18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2" style:family="paragraph">
      <style:paragraph-properties style:writing-mode="lr-tb"/>
    </style:style>
    <style:style style:name="P2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8" style:family="text">
      <style:text-properties fo:language="en" fo:country="US" style:language-complex="ar" style:country-complex="SA"/>
    </style:style>
    <style:style style:name="T9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1072802656">
          <text:deletion>
            <office:change-info>
              <dc:creator>Bob Jacobsen</dc:creator>
              <dc:date>2010-10-10T10:54:00</dc:date>
            </office:change-info>
            <text:h text:style-name="P1" text:outline-level="1">Title</text:h>
          </text:deletion>
        </text:changed-region>
        <text:changed-region text:id="ct996245200">
          <text:insertion>
            <office:change-info>
              <dc:creator>Bob Jacobsen</dc:creator>
              <dc:date>2010-10-10T10:54:00</dc:date>
            </office:change-info>
          </text:insertion>
        </text:changed-region>
        <text:changed-region text:id="ct1234120224">
          <text:insertion>
            <office:change-info>
              <dc:creator>Bob Jacobsen</dc:creator>
              <dc:date>2010-10-10T17:06:00</dc:date>
            </office:change-info>
          </text:insertion>
        </text:changed-region>
        <text:changed-region text:id="ct1175838576">
          <text:deletion>
            <office:change-info>
              <dc:creator>Bob Jacobsen</dc:creator>
              <dc:date>2010-10-10T17:11:00</dc:date>
            </office:change-info>
            <text:p text:style-name="Standard">adn</text:p>
          </text:deletion>
        </text:changed-region>
        <text:changed-region text:id="ct1072803168">
          <text:insertion>
            <office:change-info>
              <dc:creator>Bob Jacobsen</dc:creator>
              <dc:date>2010-10-10T17:06:00</dc:date>
            </office:change-info>
          </text:insertion>
        </text:changed-region>
        <text:changed-region text:id="ct1058157504">
          <text:format-change>
            <office:change-info>
              <dc:creator>Bob Jacobsen</dc:creator>
              <dc:date>2010-10-10T19:50:00</dc:date>
            </office:change-info>
          </text:format-change>
        </text:changed-region>
        <text:changed-region text:id="ct1114331008">
          <text:insertion>
            <office:change-info>
              <dc:creator>Bob Jacobsen</dc:creator>
              <dc:date>2010-10-10T19:50:00</dc:date>
            </office:change-info>
          </text:insertion>
        </text:changed-region>
        <text:changed-region text:id="ct1031430384">
          <text:deletion>
            <office:change-info>
              <dc:creator>Bob Jacobsen</dc:creator>
              <dc:date>2010-10-10T19:50:00</dc:date>
            </office:change-info>
            <text:p text:style-name="Standard">0x</text:p>
          </text:deletion>
        </text:changed-region>
        <text:changed-region text:id="ct1114531840">
          <text:deletion>
            <office:change-info>
              <dc:creator>Bob Jacobsen</dc:creator>
              <dc:date>2010-10-10T19:50:00</dc:date>
            </office:change-info>
            <text:p text:style-name="Standard">0x</text:p>
          </text:deletion>
        </text:changed-region>
        <text:changed-region text:id="ct1107568288">
          <text:deletion>
            <office:change-info>
              <dc:creator>Bob Jacobsen</dc:creator>
              <dc:date>2010-10-10T19:50:00</dc:date>
            </office:change-info>
            <text:p text:style-name="Standard">0x</text:p>
          </text:deletion>
        </text:changed-region>
        <text:changed-region text:id="ct1018700464">
          <text:deletion>
            <office:change-info>
              <dc:creator>Bob Jacobsen</dc:creator>
              <dc:date>2010-10-10T19:50:00</dc:date>
            </office:change-info>
            <text:p text:style-name="Standard"><text:s/></text:p>
          </text:deletion>
        </text:changed-region>
        <text:changed-region text:id="ct1017782320">
          <text:insertion>
            <office:change-info>
              <dc:creator>Bob Jacobsen</dc:creator>
              <dc:date>2010-10-10T17:06:00</dc:date>
            </office:change-info>
          </text:insertion>
        </text:changed-region>
        <text:changed-region text:id="ct701883232">
          <text:format-change>
            <office:change-info>
              <dc:creator>Bob Jacobsen</dc:creator>
              <dc:date>2010-10-10T19:40:00</dc:date>
            </office:change-info>
          </text:format-change>
        </text:changed-region>
        <text:changed-region text:id="ct1042647872">
          <text:insertion>
            <office:change-info>
              <dc:creator>Bob Jacobsen</dc:creator>
              <dc:date>2010-10-10T19:40:00</dc:date>
            </office:change-info>
          </text:insertion>
        </text:changed-region>
        <text:changed-region text:id="ct692468368">
          <text:insertion>
            <office:change-info>
              <dc:creator>Bob Jacobsen</dc:creator>
              <dc:date>2010-10-10T19:42:00</dc:date>
            </office:change-info>
          </text:insertion>
        </text:changed-region>
        <text:changed-region text:id="ct1017807568">
          <text:insertion>
            <office:change-info>
              <dc:creator>Bob Jacobsen</dc:creator>
              <dc:date>2010-10-10T19:42:00</dc:date>
            </office:change-info>
          </text:insertion>
        </text:changed-region>
        <text:changed-region text:id="ct1017679584">
          <text:format-change>
            <office:change-info>
              <dc:creator>Bob Jacobsen</dc:creator>
              <dc:date>2010-10-10T19:43:00</dc:date>
            </office:change-info>
          </text:format-change>
        </text:changed-region>
        <text:changed-region text:id="ct1296543120">
          <text:deletion>
            <office:change-info>
              <dc:creator>Bob Jacobsen</dc:creator>
              <dc:date>2010-10-10T17:06:00</dc:date>
            </office:change-info>
            <text:p text:style-name="Standard"/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947762980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1072802656"/><text:change-start text:change-id="ct996245200"/>Introduction</text:h>
      <text:p text:style-name="Standard">The OpenLCB Standards are independently normative. They are what they are, and they say what they say.</text:p>
      <text:p text:style-name="Standard">This Technical Note provides common background information that many be useful as you read existing Standards and Technical Notes, and may provide useful guidance as you write new ones.</text:p>
      <text:p text:style-name="Standard">This Technical Note is not normative in any way.</text:p>
      <text:h text:style-name="Heading_20_1" text:outline-level="1"><text:change-end text:change-id="ct996245200"/><text:change-start text:change-id="ct1234120224"/>Data</text:h>
      <text:h text:style-name="Heading_20_2" text:outline-level="2">Numerical representation</text:h>
      <text:p text:style-name="Standard"><text:change-end text:change-id="ct1234120224"/><text:change text:change-id="ct1175838576"/><text:change-start text:change-id="ct1072803168"/>Unless otherwise specified, OpenLCB fields are unsigned.</text:p>
      <text:p text:style-name="Standard">OpenLCB does not define a floating point representation (yet).</text:p>
      <text:h text:style-name="Heading_20_2" text:outline-level="2">Byte sequences</text:h>
      <text:p text:style-name="Standard">OpenLCB is, by default, big-endian. <text:s/>When sending multi-byte data, the byte containing the most significant bits is sent first. This is because CAN, particularly the header, and the various Internet protocols are all big-endian.</text:p>
      <text:h text:style-name="Heading_20_2" text:outline-level="2">Strings</text:h>
      <text:p text:style-name="Standard">OpenLCB strings are sequences of plain ASCII 7-bit values. <text:s/>In particular, we want to retain the 0x80 bit in the first byte as a way of eventually indicating other codings.</text:p>
      <text:p text:style-name="Standard">OpenLCB does not prefer length-coded or null-terminated strings. <text:s/>Standards should specify which is used in each case.</text:p>
      <text:p text:style-name="Standard">OpenLCB uses newline, also known as line-feed (\n 0x0A) as the line-end character within strings. Carriage return (\r 0x0D) should be considered as general white space. </text:p>
      <text:p text:style-name="Standard">There are no specific tab settings. You cannot assume a tab is any particular number of spaces. You can assume it counts as non-null white space.</text:p>
      <text:h text:style-name="Heading_20_1" text:outline-level="1">Presentation</text:h>
      <text:p text:style-name="Standard">OpenLCB documents use the prefix “0x” to indicate a hexadecimal value. <text:s/>Hexadecimal values are presented with capital letters: 0xAB not 0xab. A sequence of bytes only requires <text:change-start text:change-id="ct1058157504"/><text:span text:style-name="T6">the</text:span><text:change-end text:change-id="ct1058157504"/> <text:change-start text:change-id="ct1114331008"/>“0x” prefix on the first byte: <text:s/>0x12 34 56 78.<text:change-end text:change-id="ct1114331008"/></text:p>
      <text:p text:style-name="Standard"><text:soft-page-break/>OpenLCB documents use the prefix “0b” to represent a binary value.</text:p>
      <text:p text:style-name="Standard">Octal representations are not used. </text:p>
      <text:p text:style-name="Standard">The boolean values are “true” and “false”.</text:p>
      <text:p text:style-name="Standard">Constants should always include <text:span text:style-name="T6">the</text:span> full field length. A value for a 12-bit field should be written as 0x002 or 0b000000000010, not 0x2 or 0b10. </text:p>
      <text:p text:style-name="Standard">Commas can be used in numbers after decimal thousands (65,523), 16-bit double-bytes for hex constants (0x1234,4567), <text:span text:style-name="T6">and</text:span> four bits in binary (0b1000,0000). Do not put a space after the comma. </text:p>
      <text:h text:style-name="Heading_20_2" text:outline-level="2">Presentation of CAN Quantities</text:h>
      <text:p text:style-name="Standard">The 29-bit CAN extended header is presented as a single hex string: 0x0000,0000. The active bits are at the right side, so that the highest possible value is 0x1FFF,FFFF.</text:p>
      <text:p text:style-name="Standard">“sss” is used to represent the source node ID alias in a CAN frame.</text:p>
      <text:p text:style-name="Standard">“ddd” is used to represent the destination node ID alias in a CAN frame.</text:p>
      <text:p text:style-name="Standard">A sample CAN header with both source and destination node addresses might be: 0x1Fdd,dsss or 0x1Fdddsss.</text:p>
      <text:p text:style-name="Standard">The data content of a frame is presented as a sequence of individual bytes. A typical complete frame might be then 0x1FFFFsss 01 <text:change text:change-id="ct1031430384"/>02 <text:change text:change-id="ct1114531840"/>03 <text:change text:change-id="ct1107568288"/>04. <text:change-end text:change-id="ct1072803168"/><text:change text:change-id="ct1018700464"/><text:change-start text:change-id="ct1017782320"/></text:p>
      <text:h text:style-name="P17" text:outline-level="2"><text:change-start text:change-id="ct701883232"/><text:span text:style-name="T7">Presentation of a OpenLCB </text:span><text:span text:style-name="T8">message</text:span><text:change-end text:change-id="ct701883232"/></text:h>
      <text:p text:style-name="Standard">OpenLCB messages are described in this format:<text:change-start text:change-id="ct1042647872"/></text:p>
      <text:p text:style-name="P15">Message Type Indicator: The 16-bit value, typically in hex notation, of the full MTI</text:p>
      <text:p text:style-name="P15">Destination address present: Whether this message includes <text:span text:style-name="T6">a destination address for a specific node. If no, the message is global.</text:span></text:p>
      <text:p text:style-name="P15">Simple subset: Whether the message is included in the “simple node subset” (defined where?)</text:p>
      <text:p text:style-name="P15">Priority group: A number from 0 to 3 that describes <text:span text:style-name="T6">the</text:span> line priority of the message; 0 can be sent before 3.</text:p>
      <text:p text:style-name="P15">Content: Description of data bytes, if any, included after fixed fields such as MTI and destination address.</text:p>
      <text:p text:style-name="P15"><text:change-end text:change-id="ct1042647872"/><text:span text:style-name="T6">CAN frame format: Typical CAN frame, including header and data bytes. <text:s/>Source node ID alias is represented by “sss”. <text:s/>Destination node ID alias, if present, is represented by “ddd”.</text:span></text:p>
      <text:p text:style-name="P16"><text:span text:style-name="T6">Note that this information is not completely independent. <text:s/>The MTI value depends on simple subset, priority subgroup, etc, values. We present the full set, at some risk of inconsistency, to make it easier to understand the containing Standard.</text:span></text:p>
      <text:p text:style-name="P16"><text:span text:style-name="T6">For more information, see the various “Message Networking” Standards and Technical Notes.</text:span></text:p>
      <text:p text:style-name="P16"><text:span text:style-name="T6">Example:</text:span></text:p>
      <text:p text:style-name="P15"><text:soft-page-break/>Message Type Indicator: 0x32F4</text:p>
      <text:p text:style-name="P15">Destination address present: Yes</text:p>
      <text:p text:style-name="P15">Simple subset: Yes</text:p>
      <text:p text:style-name="P15">Priority group: 1</text:p>
      <text:p text:style-name="P15">Content: Six bytes containing bits identifying the OpenLCB protocols supported by the sending node; see Section 6 below for coding.</text:p>
      <text:p text:style-name="P15"><text:span text:style-name="T6">CAN frame format: 0x18dd,dsss 32 E4 vv vv vv vv vv vv</text:span></text:p>
      <text:p text:style-name="P16"><text:span text:style-name="T6"/></text:p>
      <text:p text:style-name="Standard"><text:change-end text:change-id="ct1017782320"/><text:change text:change-id="ct129654312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9"><text:s/>1 Introduction<text:tab/>1</text:p>
          <text:p text:style-name="P19"><text:s/>2 Data<text:tab/>1</text:p>
          <text:p text:style-name="P18"><text:s/>2.1 Numerical representation<text:tab/>1</text:p>
          <text:p text:style-name="P18"><text:s/>2.2 Byte sequences<text:tab/>1</text:p>
          <text:p text:style-name="P18"><text:s/>2.3 Strings<text:tab/>1</text:p>
          <text:p text:style-name="P19"><text:s/>3 Presentation<text:tab/>1</text:p>
          <text:p text:style-name="P18"><text:s/>3.1 Presentation of CAN Quantities<text:tab/>2</text:p>
          <text:p text:style-name="P18"><text:s/>3.2 Presentation of a OpenLCB messag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22498419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108869184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224984192"/><text:change-start text:change-id="ct1108869184"/>OpenLCB Common Information Technical Note<text:change-end text:change-id="ct1108869184"/></text:p>
      </style:header>
      <style:footer>
        <text:tracked-changes>
          <text:changed-region text:id="ct101751713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017888192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99315734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017517136"/><text:change-start text:change-id="ct1017888192"/><text:span text:style-name="MT2">Copyright 2010, by J. Day, D. Harris, B. Jacobsen, and A. Shepherd</text:span><text:change-end text:change-id="ct1017888192"/><text:change text:change-id="ct993157344"/><text:span text:style-name="MT3"><text:tab/>Page </text:span><text:span text:style-name="Page_20_Number"><text:span text:style-name="MT3"><text:page-number text:select-page="current">3</text:page-number></text:span></text:span><text:span text:style-name="Page_20_Number"><text:span text:style-name="MT3"> of </text:span></text:span><text:span text:style-name="Page_20_Number"><text:span text:style-name="MT3"><text:page-count style:num-format="1">3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9:51:48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702165680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114177419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224762928">
            <text:insertion>
              <office:change-info>
                <dc:creator>Bob Jacobsen</dc:creator>
                <dc:date>2010-10-10T10:54:00</dc:date>
              </office:change-info>
            </text:insertion>
          </text:changed-region>
          <text:changed-region text:id="ct1176206800">
            <text:deletion>
              <office:change-info>
                <dc:creator>Bob Jacobsen</dc:creator>
                <dc:date>2010-10-10T17:04:00</dc:date>
              </office:change-info>
              <text:p text:style-name="MP7">(title)</text:p>
            </text:deletion>
          </text:changed-region>
          <text:changed-region text:id="ct1017685696">
            <text:insertion>
              <office:change-info>
                <dc:creator>Bob Jacobsen</dc:creator>
                <dc:date>2010-10-10T17:04:00</dc:date>
              </office:change-info>
            </text:insertion>
          </text:changed-region>
          <text:changed-region text:id="ct1016146896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101778155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994883072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1225363568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702165680"/><text:change-start text:change-id="ct1141774192"/>OpenLCB <text:change-end text:change-id="ct1141774192"/><text:change-start text:change-id="ct1224762928"/>Technical Note<text:change-end text:change-id="ct1224762928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176206800"/><text:change-start text:change-id="ct1017685696"/>Common Information<text:change-end text:change-id="ct101768569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016146896"/><text:change-start text:change-id="ct1017781552"/><text:date style:data-style-name="N37" text:date-value="2010-10-08T17:19:56" text:fixed="true">10/08/10</text:date><text:change-end text:change-id="ct1017781552"/></text:p>
            </table:table-cell>
            <table:table-cell table:style-name="Table1.C1" office:value-type="string">
              <text:p text:style-name="MP7"><text:change text:change-id="ct994883072"/><text:change-start text:change-id="ct1225363568"/>Preliminary<text:change-end text:change-id="ct1225363568"/></text:p>
            </table:table-cell>
          </table:table-row>
        </table:table>
        <text:p text:style-name="Header"/>
      </style:header>
      <style:footer>
        <text:tracked-changes>
          <text:changed-region text:id="ct701186096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035094272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145518512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701186096"/><text:change-start text:change-id="ct1035094272"/><text:span text:style-name="MT5">10</text:span><text:change-end text:change-id="ct1035094272"/><text:span text:style-name="MT5">, by J. Day, D. Harris, B. Jacobsen, </text:span><text:change text:change-id="ct1145518512"/><text:span text:style-name="MT5">and A. Shepherd<text:tab/></text:span><text:span text:style-name="MT6">Page </text:span><text:span text:style-name="Page_20_Number"><text:span text:style-name="MT6"><text:page-number text:select-page="current">3</text:page-number></text:span></text:span><text:span text:style-name="Page_20_Number"><text:span text:style-name="MT6"> of </text:span></text:span><text:span text:style-name="Page_20_Number"><text:span text:style-name="MT6"><text:page-count style:num-format="1">3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9:51:48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ommon Information Technical Note</dc:title>
    <meta:initial-creator>Alex Shepherd</meta:initial-creator>
    <meta:creation-date>2009-01-22T07:11:27</meta:creation-date>
    <meta:editing-cycles>73</meta:editing-cycles>
    <meta:editing-duration>PT12H23M34S</meta:editing-duration>
    <meta:generator>OpenOffice.org/3.2$Unix OpenOffice.org_project/320m18$Build-9502</meta:generator>
    <dc:date>2010-10-10T19:51:48</dc:date>
    <dc:creator>Bob Jacobsen</dc:creator>
    <meta:keyword>Common Information</meta:keyword>
    <meta:document-statistic meta:table-count="1" meta:image-count="1" meta:object-count="0" meta:page-count="3" meta:paragraph-count="83" meta:word-count="885" meta:character-count="5399"/>
    <meta:user-defined meta:name="Info 1"/>
    <meta:user-defined meta:name="Info 2"/>
    <meta:user-defined meta:name="Info 3"/>
    <meta:user-defined meta:name="Info 4"/>
  </office:meta>
</office:document-meta>
</file>